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" style:family="paragraph" style:parent-style-name="daftar_20_pustaka">
      <style:paragraph-properties fo:text-align="justify" style:justify-single-word="false"/>
    </style:style>
    <style:style style:name="P3" style:family="paragraph" style:parent-style-name="daftar_20_pustaka">
      <style:paragraph-properties fo:text-align="justify" style:justify-single-word="false"/>
      <style:text-properties officeooo:paragraph-rsid="0022af2e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13b29"/>
    </style:style>
    <style:style style:name="T3" style:family="text">
      <style:text-properties officeooo:rsid="0022af2e"/>
    </style:style>
    <style:style style:name="T4" style:family="text">
      <style:text-properties officeooo:rsid="002354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FTAR PUSTAKA</text:p>
      <text:p text:style-name="P1"/>
      <text:p text:style-name="P3">Bambang Robi’in (2002:52), Sistem Pendukung Keputusan Untuk Menentukan Tingkat Kualitas Fisik Atlet Bola Basket Dengan Menggunakan Metode Analytic Hierarchy Procces Pada Pengcab Perbasi Kabupaten Serang,Jurnail Sains dan Teknologi, Februari 2019, <text:span text:style-name="T3">Volume.3 No.1, 11 Halaman.</text:span></text:p>
      <text:p text:style-name="P3">Davis G. B. (1991: 45), Pengertian Sistem, http://www.sarjanaku.com/pengertian-sistem-menurut-para-ahli.html. Diakses 12 Mei 2019.</text:p>
      <text:p text:style-name="P3">Diskominfo Kota Serang, (201<text:span text:style-name="T2">7</text:span>). <text:span text:style-name="T1">Diskominfo Kota Serang Latih Calon Operator Aplikasi RABEG</text:span>, dari https://ppid.serangkota.go.id/diskominfo-kota-serang-latih-calon-operator-aplikasi-rabeg/, Diakses 12 Mei 2019.</text:p>
      <text:p text:style-name="P3">Hengky W. Pramana, 2005, Aplikasi Manajemen Perekrutan Berbasis Access 97/2000/XP, PT. Elex Media Komputindo, Jakarta.</text:p>
      <text:p text:style-name="P3">Indrajit, (2001:2), Pengertian Sistem Menurut Para Ahli Definisi dan Karakteristik Elemen, https://www.trigonalmedia.com/pengertian-sistem.html, Diakses 12 Mei 2019.</text:p>
      <text:p text:style-name="P2">Jogiyanto, <text:span text:style-name="T4">(</text:span>2005:<text:span text:style-name="T4">2)</text:span>, <text:span text:style-name="T1">Pengenalan Sistem Informasi</text:span>. Yogyakarta : Andi Offset.</text:p>
      <text:p text:style-name="P2">Jogiyanto, <text:s/>(2001:<text:span text:style-name="T4">3</text:span>), Analisis Perancangan Sistem Informasi. Yogyakarta: Andi Off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aftar_20_pustaka" style:display-name="daftar pustaka" style:family="paragraph" style:parent-style-name="Standard" style:master-page-name="">
      <loext:graphic-properties draw:fill="none" draw:fill-color="#729fcf"/>
      <style:paragraph-properties fo:margin-left="1.251cm" fo:margin-right="0cm" fo:text-align="justify" style:justify-single-word="false" fo:hyphenation-ladder-count="no-limit" fo:text-indent="-1.251cm" style:auto-text-indent="false" style:page-number="auto" fo:background-color="transparent" style:shadow="none" style:writing-mode="page">
        <style:tab-stops/>
      </style:paragraph-properties>
      <style:text-properties fo:hyphenate="false" fo:hyphenation-remain-char-count="2" fo:hyphenation-push-char-count="9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000000" fo:font-style="italic" style:text-underline-style="none" style:font-style-asian="italic" style:font-style-complex="italic"/>
    </style:style>
    <style:style style:name="ListLabel_20_11" style:display-name="ListLabel 11" style:family="text">
      <style:text-properties fo:color="#000000" fo:font-style="italic" style:text-underline-style="none" style:font-style-asian="italic" style:font-style-complex="italic"/>
    </style:style>
    <style:style style:name="ListLabel_20_12" style:display-name="ListLabel 12" style:family="text">
      <style:text-properties fo:color="#000000" fo:font-style="italic" style:text-underline-style="none" style:font-style-asian="italic" style:font-style-complex="italic"/>
    </style:style>
    <style:style style:name="ListLabel_20_13" style:display-name="ListLabel 13" style:family="text">
      <style:text-properties fo:color="#000000" fo:font-style="italic" style:text-underline-style="none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9:30:00</meta:creation-date>
    <meta:initial-creator>Budiono</meta:initial-creator>
    <dc:language>en-US</dc:language>
    <dc:date>2019-07-19T00:21:21.414463872</dc:date>
    <meta:editing-cycles>20</meta:editing-cycles>
    <meta:editing-duration>PT3H41M</meta:editing-duration>
    <meta:generator>LibreOffice/6.0.7.3$Linux_X86_64 LibreOffice_project/00m0$Build-3</meta:generator>
    <meta:print-date>2019-07-19T00:20:42.664959538</meta:print-date>
    <meta:document-statistic meta:table-count="0" meta:image-count="0" meta:object-count="0" meta:page-count="1" meta:paragraph-count="8" meta:word-count="115" meta:character-count="1068" meta:non-whitespace-character-count="9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